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7.37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6.194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5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917cm" fo:break-before="auto" style:use-optimal-row-height="true"/>
    </style:style>
    <style:style style:name="ro5" style:family="table-row">
      <style:table-row-properties style:row-height="2.177cm" fo:break-before="auto" style:use-optimal-row-height="false"/>
    </style:style>
    <style:style style:name="ro6" style:family="table-row">
      <style:table-row-properties style:row-height="1.185cm" fo:break-before="auto" style:use-optimal-row-height="false"/>
    </style:style>
    <style:style style:name="ro7" style:family="table-row">
      <style:table-row-properties style:row-height="1.782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2.18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524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16" style:family="table-row">
      <style:table-row-properties style:row-height="2.187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style:font-name="Calibri1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1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1" fo:font-size="12pt" style:font-size-asian="12pt" style:font-size-complex="12pt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2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4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8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2" style:family="table-cell" style:parent-style-name="Default"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5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3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6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8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0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84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85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0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9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93" style:family="table-cell" style:parent-style-name="Default" style:data-style-name="N0">
      <style:table-cell-properties fo:background-color="transparent" fo:border="0.06pt solid #000000"/>
    </style:style>
    <style:style style:name="ce194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9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4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6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ff00"/>
    </style:style>
    <style:style style:name="T12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4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5" style:family="text">
      <style:text-properties fo:font-weight="bold" style:font-weight-asian="bold" style:font-weight-complex="bold" fo:color="#000000"/>
    </style:style>
    <style:style style:name="T16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8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9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0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2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25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26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2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28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2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30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3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3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3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36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3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38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39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4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42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45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46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47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48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9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50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51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52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53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fo:color="#ff0000"/>
    </style:style>
    <style:style style:name="T56" style:family="text">
      <style:text-properties fo:color="#ff0000"/>
    </style:style>
    <style:style style:name="T57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9" style:family="text">
      <style:text-properties fo:color="#ff8000"/>
    </style:style>
    <style:style style:name="T60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62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63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64" style:family="text">
      <style:text-properties fo:color="#ffff38"/>
    </style:style>
    <style:style style:name="T65" style:family="text">
      <style:text-properties fo:color="#ffff38" fo:font-weight="bold" style:font-weight-asian="bold" style:font-weight-complex="bold"/>
    </style:style>
    <style:style style:name="T6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6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6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style:font-weight-asian="normal" style:font-weight-complex="normal" fo:color="#ffff00"/>
    </style:style>
    <style:style style:name="T72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73" style:family="text">
      <style:text-properties fo:color="#ffff00" style:font-name="Mono1"/>
    </style:style>
    <style:style style:name="T74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75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76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8" style:family="text">
      <style:text-properties fo:color="#ffff00" fo:font-weight="normal" style:font-weight-asian="normal" style:font-weight-complex="normal"/>
    </style:style>
    <style:style style:name="T79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0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81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82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3" style:family="text">
      <style:text-properties fo:color="#ffff00" fo:font-weight="bold" style:font-weight-asian="bold" style:font-weight-complex="bold"/>
    </style:style>
    <style:style style:name="T84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86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7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88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89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90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91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92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9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94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95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96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97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9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10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10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10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10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10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10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106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7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8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9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110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111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112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1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1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1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1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11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8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4"> (conotativo ou </text:span><text:span text:style-name="T5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6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6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6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7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7"> </text:span><text:span text:style-name="T8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0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1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Engenharia de requisitos</text:span>: técnicas de elicit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especific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valid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Engenharia de usabilidade</text:span>: conceitos básicos e aplicações, critéri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recomendações e guias de estil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de requisitos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odos para avaliação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Metodologias de desenvolvimento de software</text:span>: padrões de projeto, 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2">processo unificado </text:span><text:span text:style-name="T13">(RUP)</text:span><text:span text:style-name="T14">,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etodologias ágei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UML 2.2</text:span>: visão geral, modelos e diagrama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Bancos de dados</text:span>: conceitos gerai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2">sistema gerenciador de banco de dados (SGBD): MySQL, PostgreSQL </text:span><text:span text:style-name="T13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0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serviços – <text:span text:style-name="T10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0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0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<text:span text:style-name="T15">SOA</text:span> e <text:span text:style-name="T10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Padrões</text:span>: XML, XSLT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UDDI <text:span text:style-name="T11">(Universal Description, Discovery, and Integration)</text:span>, WSDL <text:span text:style-name="T11">(Web Services Description Language) </text:span>e Soap<text:span text:style-name="T11"> (Simple Object Access Protocol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controles e <text:span text:style-name="T10">testes</text:span> de segurança para aplicações web e Web Service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6"> (</text:span><text:span text:style-name="T17">listas</text:span><text:span text:style-name="T18">: fila, pilha, lista encadeada circular – </text:span><text:span text:style-name="T17">árvore</text:span><text:span text:style-name="T18">, </text:span><text:span text:style-name="T17">hashtables</text:span><text:span text:style-name="T18">, </text:span><text:span text:style-name="T17">grafos</text:span><text:span text:style-name="T18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9"> (int, float, char, boolean – string, objeto, música, imagen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Estruturas de controle de fluxo: <text:span text:style-name="T20">Condicionais</text:span><text:span text:style-name="T21">(também chamadas de Estruturas de Seleção IF ELSE, SWITCH CASE) e de </text:span><text:span text:style-name="T22">Repetição</text:span><text:span text:style-name="T21">(WHILE, DO-WHILE, FO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estruturada<text:span text:style-name="T16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23">Modularização </text:span><text:span text:style-name="T24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6"> (o ideal é um sistema com</text:span><text:span text:style-name="T17"> Alta Coesão </text:span><text:span text:style-name="T18">e </text:span><text:span text:style-name="T25">Fraco Acoplamento</text:span><text:span text:style-name="T26"> para ter boa manutenibil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7">(palavras-chave: </text:span><text:span text:style-name="T27">void</text:span><text:span text:style-name="T28"> / </text:span><text:span text:style-name="T27">return</text:span><text:span text:style-name="T28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hamadas por referência<text:span text:style-name="T16"> (aponta para o endereço de memória ‘&amp;’)</text:span><text:span text:style-name="T29"> e Chamadas por </text:span>valor <text:span text:style-name="T19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5">
          <table:covered-table-cell/>
          <table:table-cell table:style-name="ce42" office:value-type="string" calcext:value-type="string">
            <text:p>Programação por eventos<text:span text:style-name="T7"> (disparo de ações na mudança de estado, envio de mensagens ao manipular interfaces gráfic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30">Programação orientada a objetos, classes, objetos, métodos, mensagens, herança, polimorfismo, sobrecarga,</text:span> interfaces e pacote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tratamento de exceção</text:span><text:span text:style-name="T31"> (throw, try catch, finally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HP <text:span text:style-name="T7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DHTML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6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7">(WebStorage)</text:span>, camadas<text:span text:style-name="T7">(MVC)</text:span> e design patterns<text:span text:style-name="T7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7">(design pattern/JSON)</text:span>, SOAP<text:span text:style-name="T7">(protocolo/XML)</text:span> e WebApi<text:span text:style-name="T7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2">Noções sobre metodologias de análise, projeto e desenvolvimento de sistemas</text:span><text:span text:style-name="T29"> </text:span><text:span text:style-name="T31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2">Modelagem UML</text:span><text:span text:style-name="T29"> </text:span><text:span text:style-name="T31">(diagramas </text:span><text:span text:style-name="T33">estruturais</text:span><text:span text:style-name="T34"> e </text:span><text:span text:style-name="T33">comportamentais</text:span><text:span text:style-name="T34">)</text:span><text:span text:style-name="T35"> </text:span><text:span text:style-name="T36">e E-R</text:span><text:span text:style-name="T37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agem de Dados <text:span text:style-name="T30">(</text:span><text:span text:style-name="T31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2">Modelo entidade relacionamento</text:span><text:span text:style-name="T31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7">(dados representados em </text:span><text:span text:style-name="T38">Tabelas</text:span><text:span text:style-name="T39">, [Entidade, atributo e relacionamento], </text:span><text:span text:style-name="T38">chaves primárias </text:span><text:span text:style-name="T39">e </text:span><text:span text:style-name="T38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40">Mapeamento E-R para relacional </text:span><text:span text:style-name="T41">[</text:span><text:span text:style-name="T42">Entidade</text:span><text:span text:style-name="T43"> </text:span><text:span text:style-name="T44">→</text:span><text:span text:style-name="T43"> </text:span><text:span text:style-name="T45">Tabela] [</text:span><text:span text:style-name="T42">Atributos</text:span><text:span text:style-name="T43"> </text:span><text:span text:style-name="T44">→</text:span><text:span text:style-name="T43"> </text:span><text:span text:style-name="T45">Colunas/campos] [</text:span><text:span text:style-name="T42">Relacionamento</text:span><text:span text:style-name="T46"> </text:span><text:span text:style-name="T44">→ </text:span><text:span text:style-name="T46">Cardinalidade] [Instância</text:span><text:span text:style-name="T42"> </text:span><text:span text:style-name="T47">→</text:span><text:span text:style-name="T43"> </text:span><text:span text:style-name="T45">Linhas/registros/tuplas]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Gatilhos ("Triggers") <text:span text:style-name="T7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table-cell/>
          <table:table-cell table:style-name="ce42" office:value-type="string" calcext:value-type="string">
            <text:p>Sistemas Gerenciadores de Banco de Dados: tabelas, visões <text:span text:style-name="T48">(selects armazenados na memória cache)</text:span>, índices<text:span text:style-name="T48"> (resumo de grandes tabelas)</text:span>, sequências <text:span text:style-name="T48">(criam um valor para uma chave primária)</text:span>, sinônimos <text:span text:style-name="T48">(referencia outro esquema de um BD distribuído)</text:span>, restrições <text:span text:style-name="T48">(regras para garantir a integridade)</text:span>, dicionário de dados<text:span text:style-name="T48"> (documento de metadados sobre a estrutura do BD)</text:span><text:span text:style-name="T29">, restrições de integridade </text:span><text:span text:style-name="T31">(domínio, referencial, vazio, chave ou definida pelo usuário)</text:span>, constraints<text:span text:style-name="T48">(de </text:span><text:span text:style-name="T49">TIPOS, NOT NULL, UNIQUE, PK, FK, DEFAULT, CHECK</text:span><text:span text:style-name="T50">)</text:span>, tipos de dados <text:span text:style-name="T48">(</text:span><text:span text:style-name="T49">int</text:span><text:span text:style-name="T50">, </text:span><text:span text:style-name="T49">char</text:span><text:span text:style-name="T50">, </text:span><text:span text:style-name="T49">varchar</text:span><text:span text:style-name="T50">, </text:span><text:span text:style-name="T49">float</text:span><text:span text:style-name="T50">, </text:span><text:span text:style-name="T51">date</text:span><text:span text:style-name="T52">)</text:span>, SQL, PL/SQL. <text:span text:style-name="T7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8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8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7" table:default-cell-style-name="ce132"/>
        <table:table-column table:style-name="co8" table:default-cell-style-name="Default"/>
        <table:table-column table:style-name="co9" table:default-cell-style-name="ce168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9">
          <table:table-cell table:style-name="ce99" office:value-type="string" calcext:value-type="string">
            <text:p>Matéria</text:p>
          </table:table-cell>
          <table:table-cell table:style-name="ce136" office:value-type="string" calcext:value-type="string">
            <text:p>Conteúdo</text:p>
          </table:table-cell>
          <table:table-cell table:style-name="ce162" office:value-type="string" calcext:value-type="string">
            <text:p>ESTUDO</text:p>
          </table:table-cell>
          <table:table-cell table:style-name="ce169" office:value-type="string" calcext:value-type="string">
            <text:p>REVISÃO</text:p>
          </table:table-cell>
          <table:table-cell table:style-name="ce136" table:number-columns-repeated="1020"/>
        </table:table-row>
        <table:table-row table:style-name="ro2">
          <table:table-cell table:style-name="ce22" office:value-type="string" calcext:value-type="string" table:number-columns-spanned="1" table:number-rows-spanned="9">
            <text:p>LÍNGUA PORTUGUESA</text:p>
          </table:table-cell>
          <table:table-cell table:style-name="ce150" office:value-type="string" calcext:value-type="string">
            <text:p>1 Leitura e interpretação de <text:span text:style-name="T54">diversos</text:span><text:span text:style-name="T55"> tipos de textos</text:span><text:span text:style-name="T56"> </text:span>(literários e não literários).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0" office:value-type="string" calcext:value-type="string">
            <text:p>2 Sinônimos e antônimos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0" office:value-type="string" calcext:value-type="string">
            <text:p><text:span text:style-name="T57">3 Sentido próprio e figurado das palavras</text:span><text:span text:style-name="T58"> (conotativo ou </text:span><text:span text:style-name="T56">denotativo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0" office:value-type="string" calcext:value-type="string">
            <text:p>4 Pontuação <text:span text:style-name="T56">(Quando usar e não usar a vírgula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0" office:value-type="string" calcext:value-type="string">
            <text:p>5 Classes de palavras. 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3" office:value-type="string" calcext:value-type="string">
            <text:p>6 Concordância nominal e verbal.<text:span text:style-name="T56"> (flexão de gênero, número e/ou pessoa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0" office:value-type="string" calcext:value-type="string">
            <text:p><text:span text:style-name="T57">7 Regências nominal  e verbal. </text:span><text:span text:style-name="T58">(uso de preposições / </text:span><text:span text:style-name="T56">VTD ou VTI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0" office:value-type="string" calcext:value-type="string">
            <text:p>8  Colocação pronominal<text:span text:style-name="T56"> (próclise, ênclise e mesóclise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3" office:value-type="string" calcext:value-type="string">
            <text:p>9 Crase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23" office:value-type="string" calcext:value-type="string" table:number-columns-spanned="1" table:number-rows-spanned="13">
            <text:p>MATEMÁTICA</text:p>
          </table:table-cell>
          <table:table-cell table:style-name="ce15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5" office:value-type="string" calcext:value-type="string">
            <text:p>Representações fracionária ou decimal.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5" office:value-type="string" calcext:value-type="string">
            <text:p>Mínimo múltiplo comum (MMC)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5" office:value-type="string" calcext:value-type="string">
            <text:p>Máximo divisor comum (MDC)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5" office:value-type="string" calcext:value-type="string">
            <text:p>Porcentagem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5" office:value-type="string" calcext:value-type="string">
            <text:p>Razão e proporção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5" office:value-type="string" calcext:value-type="string">
            <text:p>Regra de três simples ou composta 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5" office:value-type="string" calcext:value-type="string">
            <text:p>Sistema de equações do 1º grau 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5" office:value-type="string" calcext:value-type="string">
            <text:p>Equações do 2º 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5" office:value-type="string" calcext:value-type="string">
            <text:p>Grandezas e medidas – quantidade, tempo, comprimento, superfície, capacidade e massa <text:span text:style-name="T11">1m3 = 1000litros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5" office:value-type="string" calcext:value-type="string">
            <text:p>Relação entre grandezas – tabela ou gráfico 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5" office:value-type="string" calcext:value-type="string">
            <text:p>Tratamento da informação – média aritmética simples 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155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4" office:value-type="string" calcext:value-type="string" table:number-columns-spanned="1" table:number-rows-spanned="2">
            <text:p><text:span text:style-name="T53">ATUALIDADES</text:span></text:p>
            <text:p/>
          </table:table-cell>
          <table:table-cell table:style-name="ce2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26" table:number-columns-repeated="2"/>
          <table:table-cell table:style-name="ce173" table:number-columns-repeated="1020"/>
        </table:table-row>
        <table:table-row table:style-name="ro1">
          <table:covered-table-cell table:style-name="ce26"/>
          <table:table-cell table:style-name="ce26" office:value-type="string" calcext:value-type="string">
            <text:p>Anúncio remarcando provas publicado dia 30/08. (provavelmente serão questões do primeiro trimestre de 2020)</text:p>
          </table:table-cell>
          <table:table-cell table:style-name="ce26" table:number-columns-repeated="2"/>
          <table:table-cell table:style-name="ce173" table:number-columns-repeated="1020"/>
        </table:table-row>
        <table:table-row table:style-name="ro4">
          <table:table-cell table:style-name="ce27" office:value-type="string" calcext:value-type="string" table:number-columns-spanned="1" table:number-rows-spanned="6">
            <text:p>RACIOCÍNIO LÓGICO</text:p>
          </table:table-cell>
          <table:table-cell table:style-name="ce2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26" table:number-columns-repeated="2"/>
          <table:table-cell table:number-columns-repeated="1020"/>
        </table:table-row>
        <table:table-row table:style-name="ro10">
          <table:covered-table-cell table:style-name="ce27"/>
          <table:table-cell table:style-name="ce156" office:value-type="string" calcext:value-type="string">
            <text:p>Estruturas lógicas<text:span text:style-name="T11"> </text:span><text:span text:style-name="T59">(tabela do sim ou não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27"/>
          <table:table-cell table:style-name="ce156" office:value-type="string" calcext:value-type="string">
            <text:p>lógicas de argumentação<text:span text:style-name="T59"> equivalência(=): p→q = q ou ~p = ~q → ~p          negativa(~): p e ~q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56" office:value-type="string" calcext:value-type="string">
            <text:p>Diagramas lógicos <text:span text:style-name="T59">Diagrama de Venn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56" office:value-type="string" calcext:value-type="string">
            <text:p>Sequências <text:span text:style-name="T59">investigue a soma das diferenças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26" office:value-type="string" calcext:value-type="string">
            <text:p>Operação com conjuntos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<text:span text:style-name="T60">Algoritmos e estruturas de dados e objetos</text:span><text:span text:style-name="T61"> (</text:span><text:span text:style-name="T62">listas</text:span><text:span text:style-name="T63">: fila, </text:span><text:span text:style-name="T61">pilha, lista encadeada circular – </text:span><text:span text:style-name="T62">árvore</text:span><text:span text:style-name="T61">, </text:span><text:span text:style-name="T62">hashtables</text:span><text:span text:style-name="T61">, </text:span><text:span text:style-name="T62">grafos</text:span><text:span text:style-name="T63">)</text:span>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Tipos de dados: elementares e estruturados<text:span text:style-name="T64"> (int, float, char, boolean – string, objeto, música, imagens)</text:span>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8"/>
          <table:table-cell table:style-name="ce157" office:value-type="string" calcext:value-type="string">
            <text:p>Estruturas de controle de fluxo: <text:span text:style-name="T65">Condicionais</text:span><text:span text:style-name="T64">(também chamadas de Estruturas de Seleção IF ELSE, SWITCH CASE) e de </text:span><text:span text:style-name="T65">Repetição</text:span><text:span text:style-name="T64">(WHILE, DO-WHILE, FOR)</text:span>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8"/>
          <table:table-cell table:style-name="ce157" office:value-type="string" calcext:value-type="string">
            <text:p><text:span text:style-name="T66">Programação estruturada</text:span><text:span text:style-name="T67"> (</text:span><text:span text:style-name="T68">Sequencial, Condicionais e Iterações) + </text:span><text:span text:style-name="T69">(funções e procedimentos: criados para organização, compreensão, manutenção, reuso)</text:span>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<text:span text:style-name="T70">Modularização </text:span><text:span text:style-name="T71">(D</text:span><text:span text:style-name="T72">ividir o sistema em partes [classes, funções]. Facilita a detecção de erros, manutenção e reutilização do código)</text:span>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<text:span text:style-name="T60">Acoplamento entre módulos e coesão de módulos</text:span><text:span text:style-name="T61"> (o ideal é um sistema com</text:span><text:span text:style-name="T62"> Alta Coesão </text:span><text:span text:style-name="T63">e </text:span><text:span text:style-name="T65">Fraco Acoplamento</text:span><text:span text:style-name="T64"> para ter boa manutenibilidade)</text:span></text:p>
          </table:table-cell>
          <table:table-cell table:style-name="ce164" office:value-type="string" calcext:value-type="string">
            <text:p>OK</text:p>
          </table:table-cell>
          <table:table-cell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Procedimentos e sub-rotinas <text:span text:style-name="T11"> (palavras-chave: </text:span><text:span text:style-name="T73">void</text:span><text:span text:style-name="T11"> / </text:span><text:span text:style-name="T73">return</text:span><text:span text:style-name="T11">)</text:span>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<text:span text:style-name="T57">Chamadas por referência</text:span><text:span text:style-name="T74"> (aponta para o endereço de memória ‘&amp;’)</text:span><text:span text:style-name="T75"> e Chamadas por </text:span>valor <text:span text:style-name="T64">(só copia o dado para o parâmetro)</text:span>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7" office:value-type="string" calcext:value-type="string">
            <text:p>Programação por eventos<text:span text:style-name="T11"> (disparo de ações na mudança de estado, envio de mensagens ao manipular interfaces gráficas)</text:span>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7" office:value-type="string" calcext:value-type="string">
            <text:p><text:span text:style-name="T76">Programação orientada a objetos, classes, objetos, métodos, mensagens, herança, polimorfismo, sobrecarga,</text:span> interfaces e pacotes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7" office:value-type="string" calcext:value-type="string">
            <text:p><text:span text:style-name="T76">tratamento de exceção</text:span><text:span text:style-name="T77"> (throw, try catch, finally)</text:span>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HTML </text:p>
          </table:table-cell>
          <table:table-cell table:style-name="ce164" office:value-type="string" calcext:value-type="string">
            <text:p>OK</text:p>
          </table:table-cell>
          <table:table-cell table:style-name="ce164"/>
          <table:table-cell table:number-columns-repeated="1020"/>
        </table:table-row>
        <table:table-row table:style-name="ro10">
          <table:table-cell table:style-name="ce108"/>
          <table:table-cell table:style-name="ce157" office:value-type="string" calcext:value-type="string">
            <text:p>XML </text:p>
          </table:table-cell>
          <table:table-cell table:style-name="ce164" office:value-type="string" calcext:value-type="string">
            <text:p>OK</text:p>
          </table:table-cell>
          <table:table-cell table:style-name="ce164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Javascript </text:p>
          </table:table-cell>
          <table:table-cell table:style-name="ce164" office:value-type="string" calcext:value-type="string">
            <text:p>OK</text:p>
          </table:table-cell>
          <table:table-cell table:style-name="ce164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PHP <text:span text:style-name="T11">(linguagem interpretada [não-compilada], dinâmica pois não exige declarar a variável antes de usá-la, e fracamente tipada: não exige declarar o tipo)</text:span></text:p>
          </table:table-cell>
          <table:table-cell table:style-name="ce164" office:value-type="string" calcext:value-type="string">
            <text:p>OK</text:p>
          </table:table-cell>
          <table:table-cell table:style-name="ce164"/>
          <table:table-cell table:number-columns-repeated="1020"/>
        </table:table-row>
        <table:table-row table:style-name="ro2">
          <table:table-cell table:style-name="ce108"/>
          <table:table-cell table:style-name="ce158" office:value-type="string" calcext:value-type="string">
            <text:p>DHTML </text:p>
          </table:table-cell>
          <table:table-cell table:style-name="ce158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8" office:value-type="string" calcext:value-type="string">
            <text:p>C# </text:p>
          </table:table-cell>
          <table:table-cell table:style-name="ce158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8" office:value-type="string" calcext:value-type="string">
            <text:p>JSP (Java Server Pages)</text:p>
          </table:table-cell>
          <table:table-cell table:style-name="ce158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8" office:value-type="string" calcext:value-type="string">
            <text:p>Servlets </text:p>
          </table:table-cell>
          <table:table-cell table:style-name="ce158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8" office:value-type="string" calcext:value-type="string">
            <text:p>ASP.Net (Active Server Pages)</text:p>
          </table:table-cell>
          <table:table-cell table:style-name="ce158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8" office:value-type="string" calcext:value-type="string">
            <text:p>Arquiteturas de componentes: Microsoft COM, .Net, J2EE. </text:p>
          </table:table-cell>
          <table:table-cell table:style-name="ce158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PL/SQL</text:p>
          </table:table-cell>
          <table:table-cell table:style-name="ce164" office:value-type="string" calcext:value-type="string">
            <text:p>OK</text:p>
          </table:table-cell>
          <table:table-cell table:style-name="ce164"/>
          <table:table-cell table:number-columns-repeated="1020"/>
        </table:table-row>
        <table:table-row table:style-name="ro10">
          <table:table-cell table:style-name="ce108"/>
          <table:table-cell table:style-name="ce157" office:value-type="string" calcext:value-type="string">
            <text:p>AJAX </text:p>
          </table:table-cell>
          <table:table-cell table:style-name="ce164" office:value-type="string" calcext:value-type="string">
            <text:p>OK</text:p>
          </table:table-cell>
          <table:table-cell table:style-name="ce164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CSS </text:p>
          </table:table-cell>
          <table:table-cell table:style-name="ce164" office:value-type="string" calcext:value-type="string">
            <text:p>OK</text:p>
          </table:table-cell>
          <table:table-cell table:style-name="ce171"/>
          <table:table-cell table:number-columns-repeated="1020"/>
        </table:table-row>
        <table:table-row table:style-name="ro10">
          <table:table-cell table:style-name="ce108"/>
          <table:table-cell table:style-name="ce157" office:value-type="string" calcext:value-type="string">
            <text:p>Programação Web: conceitos fundamentais, persistência<text:span text:style-name="T78">(WebStorage)</text:span>, camadas<text:span text:style-name="T11">(MVC)</text:span> e design patterns<text:span text:style-name="T11">(GoF: Cretional, Structural e Behavioral)</text:span>. 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7" office:value-type="string" calcext:value-type="string">
            <text:p>Web services usando REST<text:span text:style-name="T11">(design pattern/JSON)</text:span>, SOAP<text:span text:style-name="T11">(protocolo/XML)</text:span> e WebApi<text:span text:style-name="T11">(cliente/servidor)</text:span>: ModelagemUML e E-R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7" office:value-type="string" calcext:value-type="string">
            <text:p><text:span text:style-name="T76">Noções sobre metodologias de análise, projeto e desenvolvimento de sistemas </text:span><text:span text:style-name="T77">(Agile/Scrum/XP)</text:span>, tecnologias web, frameworks de desenvolvimento </text:p>
          </table:table-cell>
          <table:table-cell table:number-columns-repeated="2" table:style-name="ce16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<text:span text:style-name="T76">Modelagem UML </text:span><text:span text:style-name="T77">(diagramas </text:span><text:span text:style-name="T79">estruturais</text:span><text:span text:style-name="T80"> e </text:span><text:span text:style-name="T79">comportamentais</text:span><text:span text:style-name="T80">)</text:span><text:span text:style-name="T81"> e E-R</text:span><text:span text:style-name="T82"> (entidade forte ou fraca, cardinalidade dos relacionamentos)</text:span></text:p>
          </table:table-cell>
          <table:table-cell table:style-name="ce164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Banco de Dados: Conceitos de BD <text:span text:style-name="T11">(hierárquico, rede, relacional e OO)</text:span> e de SGBD, arquitetura de SGBD, Funções básicas de SGBD </text:p>
          </table:table-cell>
          <table:table-cell table:style-name="ce165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<text:span text:style-name="T57">Modelagem de Dados </text:span><text:span text:style-name="T75"> (</text:span><text:span text:style-name="T77">tipos de modelos: </text:span>Modelo Conceitual<text:span text:style-name="T11">(DER)</text:span>, Modelo Lógico<text:span text:style-name="T11">(ficha da entidade)</text:span>, Modelo Físico<text:span text:style-name="T11">(identificação com tipos e restrições)</text:span> </text:p>
          </table:table-cell>
          <table:table-cell table:style-name="ce165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<text:span text:style-name="T76">Modelo entidade relacionamento</text:span><text:span text:style-name="T77"> (MER e sua representação gráfica: DER)</text:span></text:p>
          </table:table-cell>
          <table:table-cell table:style-name="ce165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Modelo relacional <text:span text:style-name="T11">(dados representados em </text:span><text:span text:style-name="T83">Tabelas</text:span><text:span text:style-name="T78">, [Entidade, atributo e relacionamento], </text:span><text:span text:style-name="T83">chaves primárias </text:span><text:span text:style-name="T78">e </text:span><text:span text:style-name="T83">estrangeiras)</text:span></text:p>
          </table:table-cell>
          <table:table-cell table:style-name="ce165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Restrições de integridade<text:span text:style-name="T11"> (Domínio, Referencial, Vazio, Chave ou Definida pelo Usuário)</text:span></text:p>
          </table:table-cell>
          <table:table-cell table:style-name="ce165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Normalização e dependência funcional <text:span text:style-name="T11">(reduzir a redundância de dados para aumentar a integridade e desempenho, 1ª forma normal exige atomicidade)</text:span></text:p>
          </table:table-cell>
          <table:table-cell table:style-name="ce165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8"/>
          <table:table-cell table:style-name="ce159" office:value-type="string" calcext:value-type="string">
            <text:p><text:span text:style-name="T84">Mapeamento E-R para relacional  </text:span><text:span text:style-name="T85">[</text:span><text:span text:style-name="T86">Entidade</text:span><text:span text:style-name="T87"> </text:span><text:span text:style-name="T88">→</text:span><text:span text:style-name="T87"> </text:span><text:span text:style-name="T89">Tabela]    [</text:span><text:span text:style-name="T86">Atributos</text:span><text:span text:style-name="T87"> </text:span><text:span text:style-name="T88">→</text:span><text:span text:style-name="T87"> </text:span><text:span text:style-name="T89">Colunas/campos]    [</text:span><text:span text:style-name="T86">Relacionamento</text:span><text:span text:style-name="T90"> </text:span><text:span text:style-name="T88">→ </text:span><text:span text:style-name="T90">Cardinalidade]</text:span><text:span text:style-name="T91">   </text:span><text:span text:style-name="T92"> </text:span><text:span text:style-name="T93">[Instância</text:span><text:span text:style-name="T94"> </text:span><text:span text:style-name="T95">→</text:span><text:span text:style-name="T96"> </text:span><text:span text:style-name="T97">Linhas/registros/tuplas]</text:span></text:p>
          </table:table-cell>
          <table:table-cell table:style-name="ce165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60" office:value-type="string" calcext:value-type="string">
            <text:p>Álgebra relacional. </text:p>
          </table:table-cell>
          <table:table-cell table:style-name="ce165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60" office:value-type="string" calcext:value-type="string">
            <text:p>Cálculo relacional </text:p>
          </table:table-cell>
          <table:table-cell table:style-name="ce166" office:value-type="string" calcext:value-type="string">
            <text:p>OK</text:p>
          </table:table-cell>
          <table:table-cell table:style-name="ce17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7" office:value-type="string" calcext:value-type="string">
            <text:p>Linguagem SQL: Linguagem de definição de dados (DDL), Linguagem de manipulação de dados (DML)</text:p>
          </table:table-cell>
          <table:table-cell table:style-name="ce167" office:value-type="string" calcext:value-type="string">
            <text:p>OK</text:p>
          </table:table-cell>
          <table:table-cell table:style-name="ce172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Conceito de transação<text:span text:style-name="T11"> (executada como tarefa única, seguindo os princípios do ACID; cláusulas Commit, Rollback, begin-end transaction)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60" office:value-type="string" calcext:value-type="string">
            <text:p>Procedimentos armazenados ("Stored Procedures") </text:p>
          </table:table-cell>
          <table:table-cell table:style-name="ce167" office:value-type="string" calcext:value-type="string">
            <text:p>OK</text:p>
          </table:table-cell>
          <table:table-cell table:style-name="ce167"/>
          <table:table-cell table:number-columns-repeated="1020"/>
        </table:table-row>
        <table:table-row table:style-name="ro10">
          <table:table-cell table:style-name="ce108"/>
          <table:table-cell table:style-name="ce160" office:value-type="string" calcext:value-type="string">
            <text:p>Gatilhos ("Triggers") <text:span text:style-name="T11">(stored procedure disparado por evento DML)</text:span></text:p>
          </table:table-cell>
          <table:table-cell table:style-name="ce167" office:value-type="string" calcext:value-type="string">
            <text:p>OK</text:p>
          </table:table-cell>
          <table:table-cell table:style-name="ce167"/>
          <table:table-cell table:number-columns-repeated="1020"/>
        </table:table-row>
        <table:table-row table:style-name="ro12">
          <table:table-cell table:style-name="ce108"/>
          <table:table-cell table:style-name="ce157" office:value-type="string" calcext:value-type="string">
            <text:p><text:span text:style-name="T57">Sistemas Gerenciadores de Banco de Dados: tabelas, visões </text:span><text:span text:style-name="T77">(selects armazenados na memória cache)</text:span><text:span text:style-name="T57">, índices</text:span><text:span text:style-name="T77"> (resumo de grandes tabelas)</text:span><text:span text:style-name="T57">, sequências </text:span><text:span text:style-name="T77">(criam um valor para uma chave primária)</text:span><text:span text:style-name="T57">, sinônimos </text:span><text:span text:style-name="T77">(referencia outro esquema de um BD distribuído)</text:span><text:span text:style-name="T57">, restrições </text:span><text:span text:style-name="T77">(regras para garantir a integridade)</text:span><text:span text:style-name="T57">, dicionário de dados</text:span><text:span text:style-name="T77"> (documento de metadados sobre a estrutura do BD)</text:span><text:span text:style-name="T75">, restrições de integridade </text:span><text:span text:style-name="T77">(domínio, referencial, vazio, chave ou definida pelo usuário)</text:span><text:span text:style-name="T57">, constraints</text:span><text:span text:style-name="T77">(de </text:span><text:span text:style-name="T98">TIPOS, NOT NULL, UNIQUE, PK, FK, DEFAULT, CHECK</text:span><text:span text:style-name="T99">)</text:span><text:span text:style-name="T100">, tipos de dados </text:span><text:span text:style-name="T101">(</text:span><text:span text:style-name="T102">int</text:span><text:span text:style-name="T99">, </text:span><text:span text:style-name="T102">char</text:span><text:span text:style-name="T99">, </text:span><text:span text:style-name="T102">varchar</text:span><text:span text:style-name="T99">, </text:span><text:span text:style-name="T102">float</text:span><text:span text:style-name="T99">, </text:span><text:span text:style-name="T73">date</text:span><text:span text:style-name="T11">)</text:span>, SQL, PL/SQL. <text:span text:style-name="T11">(e Suas cláusulas e funções)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60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67" office:value-type="string" calcext:value-type="string">
            <text:p>OK</text:p>
          </table:table-cell>
          <table:table-cell table:style-name="ce167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61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69"/>
        <table:table-column table:style-name="co11" table:default-cell-style-name="ce98"/>
        <table:table-column table:style-name="co12" table:default-cell-style-name="ce91"/>
        <table:table-column table:style-name="co13" table:default-cell-style-name="ce98"/>
        <table:table-column table:style-name="co5" table:number-columns-repeated="1020" table:default-cell-style-name="ce98"/>
        <table:table-row table:style-name="ro9">
          <table:table-cell table:style-name="ce174" office:value-type="string" calcext:value-type="string">
            <text:p>Matéria</text:p>
          </table:table-cell>
          <table:table-cell table:style-name="ce181" office:value-type="string" calcext:value-type="string">
            <text:p>Conteúdo</text:p>
          </table:table-cell>
          <table:table-cell table:style-name="ce196" office:value-type="string" calcext:value-type="string">
            <text:p>Estudo</text:p>
          </table:table-cell>
          <table:table-cell table:style-name="ce199" office:value-type="string" calcext:value-type="string">
            <text:p>Revisão</text:p>
          </table:table-cell>
          <table:table-cell table:style-name="ce181" table:number-columns-repeated="1020"/>
        </table:table-row>
        <table:table-row table:style-name="ro2">
          <table:table-cell table:style-name="ce175" office:value-type="string" calcext:value-type="string" table:number-columns-spanned="1" table:number-rows-spanned="9">
            <text:p>LÍNGUA PORTUGUESA</text:p>
          </table:table-cell>
          <table:table-cell table:style-name="ce183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2 Sinônimos e antônimo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3 Sentido próprio e figurado das palavras<text:span text:style-name="T6"> (denotativo ou conotativo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4 Pontuação <text:span text:style-name="T6">(Quando usar e não usar a vírgula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5 Classes de palavras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4" office:value-type="string" calcext:value-type="string">
            <text:p>6 Concordância nominal e verbal.<text:span text:style-name="T6"> (flexão de gênero, número e/ou pessoa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8 Colocação pronominal<text:span text:style-name="T6"> (próclise, ênclise e mesóclise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4" office:value-type="string" calcext:value-type="string">
            <text:p>9 Crase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77" office:value-type="string" calcext:value-type="string" table:number-columns-spanned="1" table:number-rows-spanned="13">
            <text:p>MATEMÁTICA</text:p>
          </table:table-cell>
          <table:table-cell table:style-name="ce18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5" office:value-type="string" calcext:value-type="string">
            <text:p>Representações fracionária ou decimal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5" office:value-type="string" calcext:value-type="string">
            <text:p>Mínimo múltiplo comum (MMC)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Máximo divisor comum (MDC)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5" office:value-type="string" calcext:value-type="string">
            <text:p>Porcentagem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Razão e proporção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Regra de três simples ou composta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Sistema de equações do 1º grau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Equações do 2º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Relação entre grandezas – tabela ou gráfico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Tratamento da informação – média aritmética simple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85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78" office:value-type="string" calcext:value-type="string" table:number-columns-spanned="1" table:number-rows-spanned="2">
            <text:p><text:span text:style-name="T10">ATUALIDADES</text:span></text:p>
            <text:p/>
          </table:table-cell>
          <table:table-cell table:style-name="ce18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6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79" office:value-type="string" calcext:value-type="string" table:number-columns-spanned="1" table:number-rows-spanned="6">
            <text:p>RACIOCÍNIO LÓGICO</text:p>
          </table:table-cell>
          <table:table-cell table:style-name="ce187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7" office:value-type="string" calcext:value-type="string">
            <text:p>Estruturas lógica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7" office:value-type="string" calcext:value-type="string">
            <text:p>lógicas de argumentação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Diagramas lógico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Sequência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Operação com conjunto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80" office:value-type="string" calcext:value-type="string" table:number-columns-spanned="1" table:number-rows-spanned="39">
            <text:p>ESPECÍFICOS</text:p>
          </table:table-cell>
          <table:table-cell table:style-name="ce188" office:value-type="string" calcext:value-type="string">
            <text:p><text:span text:style-name="T32">Algoritmos e estruturas de dados e objetos</text:span><text:span text:style-name="T103"> (</text:span><text:span text:style-name="T104">listas</text:span><text:span text:style-name="T105">: fila, pilha, lista encadeada circular – </text:span><text:span text:style-name="T104">árvore</text:span><text:span text:style-name="T105">, </text:span><text:span text:style-name="T104">hashtables</text:span><text:span text:style-name="T105">, </text:span><text:span text:style-name="T104">grafos</text:span><text:span text:style-name="T105">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Tipos de dados: elementares e estruturados<text:span text:style-name="T19"> (int, float, char, boolean – string, objeto, música, imagen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Estruturas de controle de fluxo: <text:span text:style-name="T20">Condicionais</text:span><text:span text:style-name="T21">(também chamadas de Estruturas de Seleção IF ELSE, SWITCH CASE) e de </text:span><text:span text:style-name="T22">Repetição</text:span><text:span text:style-name="T21">(WHILE, DO-WHILE, FOR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89" office:value-type="string" calcext:value-type="string">
            <text:p>Programação estruturada<text:span text:style-name="T19"> (Sequencial, Condicionais e Iteraçõe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Modularização <text:span text:style-name="T19">(funções e procedimentos: criados para que se tenha organização, compreensão, manutenção, reuso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Acoplamento entre módulos e coesão de módulos<text:span text:style-name="T19"> (o ideal é um sistema com</text:span><text:span text:style-name="T22"> Fraco Acoplamento</text:span><text:span text:style-name="T21"> e</text:span><text:span text:style-name="T22"> Alta Coesão</text:span><text:span text:style-name="T21"> para ter boa manutenibilidade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Procedimentos e sub-rotinas <text:span text:style-name="T7">(palavras-chave: </text:span><text:span text:style-name="T27">void</text:span><text:span text:style-name="T28"> / </text:span><text:span text:style-name="T27">return</text:span><text:span text:style-name="T28">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Chamadas por referência<text:span text:style-name="T19"> (aponta para o endereço de memória ‘&amp;’)</text:span> e valor <text:span text:style-name="T19">(só copia o dado para o parâmetro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8" office:value-type="string" calcext:value-type="string">
            <text:p>Programação por eventos<text:span text:style-name="T7"> (mudança de estado, envio de mensagens ao manipular interfaces gráfica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88" office:value-type="string" calcext:value-type="string">
            <text:p>Programação orientada a objetos, classes, objetos, métodos, mensagens, herança, polimorfismo, sobrecarga, interfaces e pacotes, tratamento de exceção<text:span text:style-name="T7"> (throw, try catch, finally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HTML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XML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DHTML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Javascript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C#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PHP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JSP<text:span text:style-name="T7"> (Java Server Page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8" office:value-type="string" calcext:value-type="string">
            <text:p>Servlet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ASP.Net <text:span text:style-name="T7">(Active Server Page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91" table:number-columns-repeated="2"/>
          <table:table-cell table:style-name="ce200"/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Modelagem UML <text:span text:style-name="T48">(diagramas </text:span><text:span text:style-name="T106">estruturais</text:span><text:span text:style-name="T107"> e </text:span><text:span text:style-name="T106">comportamentais</text:span><text:span text:style-name="T107">)</text:span> e E-R<text:span text:style-name="T48"> (entidade forte ou fraca, cardinalidade dos relacionamentos)</text:span></text:p>
          </table:table-cell>
          <table:table-cell table:style-name="ce197" office:value-type="string" calcext:value-type="string">
            <text:p>OK</text:p>
          </table:table-cell>
          <table:table-cell table:style-name="ce19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<text:span text:style-name="T32">Modelagem de Dados </text:span>(<text:span text:style-name="T48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Modelo entidade relacionamento<text:span text:style-name="T48"> (MER e sua representação gráfica: DER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Modelo relacional <text:span text:style-name="T7">(dados representados em </text:span><text:span text:style-name="T38">Tabelas</text:span><text:span text:style-name="T39">, [Entidade, atributo e relacionamento], </text:span><text:span text:style-name="T38">chaves primárias </text:span><text:span text:style-name="T39">e </text:span><text:span text:style-name="T38">estrangeira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2" office:value-type="string" calcext:value-type="string">
            <text:p>Mapeamento E-R para relacional <text:span text:style-name="T7">[</text:span><text:span text:style-name="T38">Entidade</text:span> <text:span text:style-name="T108">→</text:span> <text:span text:style-name="T7">Tabela] [</text:span><text:span text:style-name="T38">Atributos</text:span> <text:span text:style-name="T108">→</text:span> <text:span text:style-name="T7">Colunas/campos] [</text:span><text:span text:style-name="T38">Relacionamento</text:span><text:span text:style-name="T39"> </text:span><text:span text:style-name="T109">→ </text:span><text:span text:style-name="T110">Cardinalidade] [Instância</text:span><text:span text:style-name="T111"> </text:span><text:span text:style-name="T112">→</text:span> <text:span text:style-name="T7">Linhas/registros/tuplas]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6">
          <table:covered-table-cell/>
          <table:table-cell table:style-name="ce188" office:value-type="string" calcext:value-type="string">
            <text:p><text:span text:style-name="T32">Sistemas Gerenciadores de Banco de Dados: tabelas, visões </text:span><text:span text:style-name="T31">(selects armazenados na memória cache)</text:span><text:span text:style-name="T113">, índices</text:span><text:span text:style-name="T31"> (resumo de grandes tabelas)</text:span><text:span text:style-name="T113">, sequências </text:span><text:span text:style-name="T31">(criam um valor para uma chave primária)</text:span><text:span text:style-name="T113">, sinônimos </text:span><text:span text:style-name="T31">(referencia outro esquema de um BD distribuído)</text:span><text:span text:style-name="T113">, restrições </text:span><text:span text:style-name="T31">(regras para garantir a integridade)</text:span><text:span text:style-name="T113">, dicionário de dados</text:span><text:span text:style-name="T31"> (documento de metadados sobre a estrutura do BD)</text:span>, restrições de integridade <text:span text:style-name="T48">(domínio, referencial, vazio, chave ou definida pelo usuário)</text:span><text:span text:style-name="T113">, constraints</text:span><text:span text:style-name="T31">(de </text:span><text:span text:style-name="T114">TIPOS, NOT NULL, UNIQUE, PK, FK, DEFAULT, CHECK</text:span><text:span text:style-name="T115">)</text:span><text:span text:style-name="T116">, tipos de dados </text:span><text:span text:style-name="T117">(</text:span><text:span text:style-name="T114">int</text:span><text:span text:style-name="T115">, </text:span><text:span text:style-name="T114">char</text:span><text:span text:style-name="T115">, </text:span><text:span text:style-name="T114">varchar</text:span><text:span text:style-name="T115">, </text:span><text:span text:style-name="T114">float</text:span><text:span text:style-name="T115">, </text:span><text:span text:style-name="T118">date</text:span><text:span text:style-name="T119">)</text:span>, SQL, PL/SQL. <text:span text:style-name="T7">(e seus parâmetro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94" office:value-type="string" calcext:value-type="string">
            <text:p>Se sobrar tempo, veja:</text:p>
          </table:table-cell>
          <table:table-cell table:style-name="ce197"/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Scrum, XP</text:p>
          </table:table-cell>
          <table:table-cell table:style-name="ce197"/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Arquiteturas de componentes: Microsoft COM, .Net, J2EE.</text:p>
          </table:table-cell>
          <table:table-cell table:style-name="ce197"/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AJAX</text:p>
          </table:table-cell>
          <table:table-cell table:style-name="ce197"/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CSS</text:p>
          </table:table-cell>
          <table:table-cell table:style-name="ce197" office:value-type="string" calcext:value-type="string">
            <text:p>OK</text:p>
          </table:table-cell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195" office:value-type="string" calcext:value-type="string">
            <text:p>Programação Web: conceitos fundamentais, persistência, camadas e design patterns.</text:p>
          </table:table-cell>
          <table:table-cell table:style-name="ce197"/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5" office:value-type="string" calcext:value-type="string">
            <text:p>Web services usando REST, SOAP e WebApi:</text:p>
          </table:table-cell>
          <table:table-cell table:style-name="ce197"/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5" office:value-type="string" calcext:value-type="string">
            <text:p>Procedimentos armazenados ("Stored Procedures")</text:p>
          </table:table-cell>
          <table:table-cell table:style-name="ce197" office:value-type="string" calcext:value-type="string">
            <text:p>OK</text:p>
          </table:table-cell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5" office:value-type="string" calcext:value-type="string">
            <text:p>Gatilhos ("Triggers") <text:span text:style-name="T7">(stored procedure disparado por evento DML)</text:span></text:p>
          </table:table-cell>
          <table:table-cell table:style-name="ce197" office:value-type="string" calcext:value-type="string">
            <text:p>OK</text:p>
          </table:table-cell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5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197"/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number-style style:name="N10116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pt" number:country="BR">
      <number:day/>
      <number:text>/</number:text>
      <number:month number:textual="true"/>
      <number:text>/</number:text>
      <number:year/>
    </number:date-style>
    <number:date-style style:name="N10118" number:language="pt" number:country="BR">
      <number:day/>
      <number:text>/</number:text>
      <number:month number:textual="true"/>
    </number:date-style>
    <number:date-style style:name="N10119" number:language="pt" number:country="BR">
      <number:month number:textual="true"/>
      <number:text>/</number:text>
      <number:year/>
    </number:date-style>
    <number:number-style style:name="N10121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3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6-23T23:38:46.344000000</dc:date>
    <meta:print-date>2015-04-13T22:24:15Z</meta:print-date>
    <meta:editing-cycles>95</meta:editing-cycles>
    <meta:editing-duration>P2DT14H10M49S</meta:editing-duration>
    <meta:document-statistic meta:table-count="5" meta:cell-count="5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